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.checkNotNull( T value , String checkedValue , String additional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s.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s.checkNotNull( T value , String check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.checkItemsNotNull( T iterable , String checkedIter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